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 style:language-asian="zxx" style:country-asian="none" style:language-complex="zxx" style:country-complex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ve experience in many field ranging software engineering, warehouse work, film data management, audio technical work, sale team, customer service, garage door technician, and much more. If you would like a copy of my resume feel free to click the link below and check it ou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6M19S</meta:editing-duration>
    <meta:editing-cycles>3</meta:editing-cycles>
    <meta:generator>OpenOffice/4.1.1$Win32 OpenOffice.org_project/411m6$Build-9775</meta:generator>
    <dc:date>2020-10-15T12:07:25.77</dc:date>
    <meta:document-statistic meta:table-count="0" meta:image-count="0" meta:object-count="0" meta:page-count="1" meta:paragraph-count="1" meta:word-count="47" meta:character-count="279"/>
    <dc:creator>Eryk Vaughn</dc:creator>
    <meta:user-defined meta:name="Info 1"/>
    <meta:user-defined meta:name="Info 2"/>
    <meta:user-defined meta:name="Info 3"/>
    <meta:user-defined meta:name="Info 4"/>
  </office:meta>
</office:document-meta>
</file>